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45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2.49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29cm"/>
    </style:style>
    <style:style style:name="co7" style:family="table-column">
      <style:table-column-properties fo:break-before="auto" style:column-width="1.08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Raw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Loop</text:p>
          </table:table-cell>
          <table:table-cell office:value-type="string">
            <text:p>Status </text:p>
          </table:table-cell>
          <table:table-cell office:value-type="string">
            <text:p>Qtime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string">
            <text:p><text:s/>QTime : 41 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string">
            <text:p><text:s/>QTime : 6 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string">
            <text:p><text:s/>QTime : 5 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string">
            <text:p><text:s/>QTime : 6 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string">
            <text:p><text:s/>QTime : 5 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string">
            <text:p><text:s/>QTime : 47 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string">
            <text:p><text:s/>QTime : 4 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string">
            <text:p><text:s/>QTime : 4 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string">
            <text:p><text:s/>QTime : 4 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string">
            <text:p><text:s/>QTime : 4 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string">
            <text:p><text:s/>QTime : 11 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string">
            <text:p><text:s/>QTime : 9 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string">
            <text:p><text:s/>QTime : 17 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string">
            <text:p><text:s/>QTime : 9 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string">
            <text:p><text:s/>QTime : 14 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string">
            <text:p><text:s/>QTime : 71 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string">
            <text:p><text:s/>QTime : 5 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string">
            <text:p><text:s/>QTime : 5 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string">
            <text:p><text:s/>QTime : 5 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string">
            <text:p><text:s/>QTime : 5 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string">
            <text:p><text:s/>QTime : 71 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string">
            <text:p><text:s/>QTime : 6 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string">
            <text:p><text:s/>QTime : 6 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string">
            <text:p><text:s/>QTime : 6 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string">
            <text:p><text:s/>QTime : 12 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string">
            <text:p><text:s/>QTime : 121 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string">
            <text:p><text:s/>QTime : 7 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string">
            <text:p><text:s/>QTime : 11 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string">
            <text:p><text:s/>QTime : 11 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string">
            <text:p><text:s/>QTime : 7 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string">
            <text:p><text:s/>QTime : 103 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string">
            <text:p><text:s/>QTime : 7 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string">
            <text:p><text:s/>QTime : 6 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string">
            <text:p><text:s/>QTime : 7 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string">
            <text:p><text:s/>QTime : 6 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string">
            <text:p><text:s/>QTime : 162 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string">
            <text:p><text:s/>QTime : 13 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string">
            <text:p><text:s/>QTime : 11 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string">
            <text:p><text:s/>QTime : 11 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string">
            <text:p><text:s/>QTime : 12 </text:p>
          </table:table-cell>
        </table:table-row>
        <table:table-row table:style-name="ro1">
          <table:table-cell office:value-type="string">
            <text:p>w9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string">
            <text:p><text:s/>QTime : 270 </text:p>
          </table:table-cell>
        </table:table-row>
        <table:table-row table:style-name="ro1">
          <table:table-cell office:value-type="string">
            <text:p>w9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string">
            <text:p><text:s/>QTime : 31 </text:p>
          </table:table-cell>
        </table:table-row>
        <table:table-row table:style-name="ro1">
          <table:table-cell office:value-type="string">
            <text:p>w9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string">
            <text:p><text:s/>QTime : 29 </text:p>
          </table:table-cell>
        </table:table-row>
        <table:table-row table:style-name="ro1">
          <table:table-cell office:value-type="string">
            <text:p>w9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string">
            <text:p><text:s/>QTime : 31 </text:p>
          </table:table-cell>
        </table:table-row>
        <table:table-row table:style-name="ro1">
          <table:table-cell office:value-type="string">
            <text:p>w9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string">
            <text:p><text:s/>QTime : 29 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string">
            <text:p><text:s/>QTime : 260 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string">
            <text:p><text:s/>QTime : 11 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string">
            <text:p><text:s/>QTime : 12 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string">
            <text:p><text:s/>QTime : 12 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string">
            <text:p><text:s/>QTime : 13 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string">
            <text:p><text:s/>QTime : 331 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string">
            <text:p><text:s/>QTime : 16 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string">
            <text:p><text:s/>QTime : 15 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string">
            <text:p><text:s/>QTime : 17 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string">
            <text:p><text:s/>QTime : 15 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string">
            <text:p><text:s/>QTime : 397 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string">
            <text:p><text:s/>QTime : 34 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string">
            <text:p><text:s/>QTime : 24 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string">
            <text:p><text:s/>QTime : 25 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string">
            <text:p><text:s/>QTime : 24 </text:p>
          </table:table-cell>
        </table:table-row>
        <table:table-row table:style-name="ro2" table:number-rows-repeated="104851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Loop</text:p>
          </table:table-cell>
          <table:table-cell office:value-type="string">
            <text:p>Status </text:p>
          </table:table-cell>
          <table:table-cell office:value-type="string">
            <text:p><text:s/>QTime 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47">
            <text:p>47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270">
            <text:p>270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260">
            <text:p>260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331">
            <text:p>331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397">
            <text:p>397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24">
            <text:p>24</text:p>
          </table:table-cell>
        </table:table-row>
        <table:table-row table:style-name="ro2" table:number-rows-repeated="104851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ivot Table_Sheet2_1" table:style-name="ta1">
        <table:table-column table:style-name="co5" table:default-cell-style-name="ce3"/>
        <table:table-column table:style-name="co5" table:default-cell-style-name="ce7"/>
        <table:table-column table:style-name="co5" table:number-columns-repeated="7" table:default-cell-style-name="Default"/>
        <table:table-row table:style-name="ro3">
          <table:table-cell table:style-name="Default" office:value-type="string">
            <text:p>Filter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" office:value-type="string">
            <text:p>Workload</text:p>
          </table:table-cell>
          <table:table-cell table:style-name="ce5"/>
          <table:table-cell table:number-columns-repeated="4"/>
          <table:table-cell office:value-type="string">
            <text:p>Number</text:p>
          </table:table-cell>
          <table:table-cell office:value-type="string">
            <text:p>Workload</text:p>
          </table:table-cell>
          <table:table-cell office:value-type="string">
            <text:p>DSpace</text:p>
          </table:table-cell>
        </table:table-row>
        <table:table-row table:style-name="ro2">
          <table:table-cell table:style-name="ce2" office:value-type="string">
            <text:p>w1</text:p>
          </table:table-cell>
          <table:table-cell table:style-name="ce6" office:value-type="float" office:value="5.5">
            <text:p>5.5</text:p>
          </table:table-cell>
          <table:table-cell table:number-columns-repeated="4"/>
          <table:table-cell table:formula="of:=VALUE(RIGHT(TRIM([.H4]); LEN(TRIM([.H4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12">
            <text:p>12</text:p>
          </table:table-cell>
          <table:table-cell table:number-columns-repeated="4"/>
          <table:table-cell table:formula="of:=VALUE(RIGHT(TRIM([.H5]); LEN(TRIM([.H5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5.75">
            <text:p>15.75</text:p>
          </table:table-cell>
          <table:table-cell table:number-columns-repeated="4"/>
          <table:table-cell table:formula="of:=VALUE(RIGHT(TRIM([.H6]); LEN(TRIM([.H6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12.25">
            <text:p>12.25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26.75">
            <text:p>26.75</text:p>
          </table:table-cell>
          <table:table-cell table:number-columns-repeated="4"/>
          <table:table-cell table:formula="of:=VALUE(RIGHT(TRIM([.H7]); LEN(TRIM([.H7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VALUE(RIGHT(TRIM([.H8]); LEN(TRIM([.H8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7.5">
            <text:p>7.5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12.25">
            <text:p>12.25</text:p>
          </table:table-cell>
          <table:table-cell table:number-columns-repeated="4"/>
          <table:table-cell table:formula="of:=VALUE(RIGHT(TRIM([.H9]); LEN(TRIM([.H9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VALUE(RIGHT(TRIM([.H10]); LEN(TRIM([.H10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.5">
            <text:p>6.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7.5">
            <text:p>7.5</text:p>
          </table:table-cell>
          <table:table-cell table:number-columns-repeated="4"/>
          <table:table-cell table:formula="of:=VALUE(RIGHT(TRIM([.H11]); LEN(TRIM([.H11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1.75">
            <text:p>11.75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9">
            <text:p>9</text:p>
          </table:table-cell>
          <table:table-cell table:number-columns-repeated="4"/>
          <table:table-cell table:formula="of:=VALUE(RIGHT(TRIM([.H12]); LEN(TRIM([.H12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6.5">
            <text:p>6.5</text:p>
          </table:table-cell>
          <table:table-cell table:number-columns-repeated="4"/>
          <table:table-cell table:formula="of:=VALUE(RIGHT(TRIM([.H13]); LEN(TRIM([.H13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1.75">
            <text:p>11.75</text:p>
          </table:table-cell>
          <table:table-cell table:number-columns-repeated="4"/>
          <table:table-cell table:formula="of:=VALUE(RIGHT(TRIM([.H14]); LEN(TRIM([.H14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5.75">
            <text:p>15.75</text:p>
          </table:table-cell>
        </table:table-row>
        <table:table-row table:style-name="ro2">
          <table:table-cell office:value-type="string">
            <text:p>w9</text:p>
          </table:table-cell>
          <table:table-cell table:style-name="ce8" office:value-type="float" office:value="30">
            <text:p>30</text:p>
          </table:table-cell>
          <table:table-cell table:number-columns-repeated="4"/>
          <table:table-cell table:formula="of:=VALUE(RIGHT(TRIM([.H15]); LEN(TRIM([.H15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6.75">
            <text:p>26.75</text:p>
          </table:table-cell>
        </table:table-row>
        <table:table-row table:style-name="ro3">
          <table:table-cell table:style-name="ce4" office:value-type="string">
            <text:p>Total Result</text:p>
          </table:table-cell>
          <table:table-cell table:style-name="ce9" office:value-type="float" office:value="12.1666666666667">
            <text:p>12.1666666667</text:p>
          </table:table-cell>
          <table:table-cell table:number-columns-repeated="7"/>
        </table:table-row>
      </table:table>
      <table:named-expressions/>
      <table:database-ranges>
        <table:database-range table:name="__Anonymous_Sheet_DB__2" table:target-range-address="'Pivot Table_Sheet2_1'.G3:'Pivot Table_Sheet2_1'.I15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Sheet2_1'.A1:'Pivot Table_Sheet2_1'.B16" table:buttons="'Pivot Table_Sheet2_1'.A1 'Pivot Table_Sheet2_1'.A3">
          <table:source-cell-range table:cell-range-address="Sheet2.A1:Sheet2.D61">
            <table:filter table:condition-source-range-address="">
              <table:filter-condition table:field-number="1" table:value="1" table:operator="!="/>
            </table:filter>
          </table:source-cell-range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 QTime " table:orientation="data" table:used-hierarchy="0" table:function="average">
            <table:data-pilot-level table:show-empty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4" table:display="true" table:show-details="true"/>
                <table:data-pilot-member table:name="41" table:display="true" table:show-details="true"/>
                <table:data-pilot-member table:name="47" table:display="true" table:show-details="true"/>
                <table:data-pilot-member table:name="71" table:display="true" table:show-details="true"/>
                <table:data-pilot-member table:name="103" table:display="true" table:show-details="true"/>
                <table:data-pilot-member table:name="121" table:display="true" table:show-details="true"/>
                <table:data-pilot-member table:name="162" table:display="true" table:show-details="true"/>
                <table:data-pilot-member table:name="260" table:display="true" table:show-details="true"/>
                <table:data-pilot-member table:name="270" table:display="true" table:show-details="true"/>
                <table:data-pilot-member table:name="331" table:display="true" table:show-details="true"/>
                <table:data-pilot-member table:name="39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05T18:35:25</dc:date>
    <dc:creator>Phiri </dc:creator>
    <meta:generator>LibreOffice/3.5$Linux_x86 LibreOffice_project/350m1$Build-2</meta:generator>
    <meta:editing-duration>PT5H11M17S</meta:editing-duration>
    <meta:editing-cycles>4</meta:editing-cycles>
    <meta:document-statistic meta:table-count="3" meta:cell-count="555" meta:object-count="0"/>
  </office:meta>
</office:document-meta>
</file>